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x = -1<text:line-break/>def x1 = x <text:line-break/>def x2 = x1 * x<text:line-break/>def x3 = x2 * x<text:line-break/>def x4 = x3 * x<text:line-break/>println x4 <text:line-break/>def f = x4/4 - 2*x3 + 11 * x2/2 - x1 <text:line-break/>println "f is ${f}"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1-01T08:51:16.71</meta:creation-date>
    <meta:document-statistic meta:table-count="0" meta:image-count="0" meta:object-count="0" meta:page-count="1" meta:paragraph-count="1" meta:word-count="44" meta:character-count="144"/>
    <dc:date>2013-01-01T08:52:06.76</dc:date>
    <dc:creator>Isadora White</dc:creator>
    <meta:editing-duration>PT50S</meta:editing-duration>
    <meta:editing-cycles>1</meta:editing-cycles>
    <meta:generator>OpenOffice.org/3.3$Win32 OpenOffice.org_project/330m20$Build-9567</meta:generator>
  </office:meta>
</office:document-meta>
</file>